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f4b8" officeooo:paragraph-rsid="000af4b8"/>
    </style:style>
    <style:style style:name="P2" style:family="paragraph" style:parent-style-name="Standard">
      <style:paragraph-properties fo:text-align="center" style:justify-single-word="false"/>
      <style:text-properties officeooo:rsid="000af4b8" officeooo:paragraph-rsid="000af4b8"/>
    </style:style>
    <style:style style:name="P3" style:family="paragraph" style:parent-style-name="Standard">
      <style:text-properties officeooo:rsid="000af4b8" officeooo:paragraph-rsid="000b805e"/>
    </style:style>
    <style:style style:name="P4" style:family="paragraph" style:parent-style-name="Standard">
      <style:text-properties officeooo:rsid="000af4b8" officeooo:paragraph-rsid="000d5ffa"/>
    </style:style>
    <style:style style:name="P5" style:family="paragraph" style:parent-style-name="Standard">
      <style:text-properties officeooo:rsid="000af4b8" officeooo:paragraph-rsid="000daed5"/>
    </style:style>
    <style:style style:name="P6" style:family="paragraph" style:parent-style-name="Standard">
      <style:text-properties officeooo:rsid="000af4b8" officeooo:paragraph-rsid="000efc12"/>
    </style:style>
    <style:style style:name="P7" style:family="paragraph" style:parent-style-name="Standard">
      <style:text-properties officeooo:rsid="000b805e" officeooo:paragraph-rsid="000d5ffa"/>
    </style:style>
    <style:style style:name="P8" style:family="paragraph" style:parent-style-name="Standard">
      <style:text-properties fo:font-style="italic" officeooo:rsid="000af4b8" officeooo:paragraph-rsid="000b805e" style:font-style-asian="italic" style:font-style-complex="italic"/>
    </style:style>
    <style:style style:name="P9" style:family="paragraph" style:parent-style-name="Standard">
      <style:text-properties officeooo:rsid="000d5ffa" officeooo:paragraph-rsid="000d5ffa"/>
    </style:style>
    <style:style style:name="P10" style:family="paragraph" style:parent-style-name="Standard">
      <style:text-properties officeooo:rsid="000daed5" officeooo:paragraph-rsid="000daed5"/>
    </style:style>
    <style:style style:name="P11" style:family="paragraph" style:parent-style-name="Standard">
      <style:text-properties officeooo:rsid="000e652f" officeooo:paragraph-rsid="000e652f"/>
    </style:style>
    <style:style style:name="P12" style:family="paragraph" style:parent-style-name="Standard">
      <style:text-properties officeooo:rsid="000efc12" officeooo:paragraph-rsid="000efc12"/>
    </style:style>
    <style:style style:name="T1" style:family="text">
      <style:text-properties officeooo:rsid="000b805e"/>
    </style:style>
    <style:style style:name="T2" style:family="text">
      <style:text-properties style:text-position="0% 100%" officeooo:rsid="000b805e"/>
    </style:style>
    <style:style style:name="T3" style:family="text">
      <style:text-properties officeooo:rsid="000d5f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af4b8" style:font-style-asian="italic" style:font-style-complex="italic"/>
    </style:style>
    <style:style style:name="T6" style:family="text">
      <style:text-properties fo:font-style="italic" officeooo:rsid="0010832b" style:font-style-asian="italic" style:font-style-complex="italic"/>
    </style:style>
    <style:style style:name="T7" style:family="text">
      <style:text-properties officeooo:rsid="000daed5"/>
    </style:style>
    <style:style style:name="T8" style:family="text">
      <style:text-properties officeooo:rsid="000e652f"/>
    </style:style>
    <style:style style:name="T9" style:family="text">
      <style:text-properties officeooo:rsid="000efc12"/>
    </style:style>
    <style:style style:name="T10" style:family="text">
      <style:text-properties officeooo:rsid="0010832b"/>
    </style:style>
    <style:style style:name="T11" style:family="text">
      <style:text-properties officeooo:rsid="00117798"/>
    </style:style>
    <style:style style:name="T12" style:family="text">
      <style:text-properties officeooo:rsid="0016e2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Function Decision Theory</text:span><text:line-break/>in Path Semantics</text:p>
      <text:p text:style-name="P2">by Sven Nilsen, 2017</text:p>
      <text:p text:style-name="P1"/>
      <text:p text:style-name="P8">Newcomb’s problem according to Function Decision Theory is a decision procedure that reasons about it’s own output relative to a perfect predictor function (a path). <text:span text:style-name="T1">Since this can get confusing for people, I show that there is no paradox, but contrary that the existence of a predictor function is necessary.</text:span></text:p>
      <text:p text:style-name="P3"/>
      <text:p text:style-name="P7">Thanks to <text:span text:style-name="T3">Function Decision Theory </text:span><text:span text:style-name="T5">(</text:span><text:span text:style-name="T4">Eliezer Yudkowsky and Nate Soares 2017</text:span><text:span text:style-name="T5">)</text:span>, path semantics can now be extended to a unified <text:span text:style-name="T3">theory of instrumental rationality in </text:span>decision<text:span text:style-name="T3">s</text:span> and game<text:span text:style-name="T3">s</text:span>. Link to paper: <text:a xlink:type="simple" xlink:href="https://arxiv.org/abs/1710.05060" text:style-name="Internet_20_link" text:visited-style-name="Visited_20_Internet_20_Link">https://arxiv.org/abs/1710.05060</text:a></text:p>
      <text:p text:style-name="P3"/>
      <text:p text:style-name="P1"><text:tab/><text:span text:style-name="T2">decision</text:span> : [choice] → nat<text:tab/><text:tab/><text:tab/>Decision procedure</text:p>
      <text:p text:style-name="P3"><text:tab/><text:span text:style-name="T1">predictor : [choice] → real<text:tab/><text:tab/><text:tab/>Predictor function</text:span></text:p>
      <text:p text:style-name="P3"><text:tab/><text:span text:style-name="T3">reward : nat → real<text:tab/><text:tab/><text:tab/><text:tab/>Reward function</text:span></text:p>
      <text:p text:style-name="P4"/>
      <text:p text:style-name="P9">Function Decision Theory <text:span text:style-name="T10">(FDT)</text:span> in general can be formalized as following:</text:p>
      <text:p text:style-name="P4"/>
      <text:p text:style-name="P4"><text:tab/><text:span text:style-name="T1">decision[id → reward] &lt;=&gt; predictor<text:tab/><text:tab/><text:tab/><text:tab/>(1)</text:span></text:p>
      <text:p text:style-name="P4"><text:tab/>¬∃ <text:span text:style-name="T3">i : nat { ∀ x : </text:span>∃<text:span text:style-name="T3">reward{∃decision} { reward(i) &gt; x } }<text:tab/><text:tab/>(2)</text:span></text:p>
      <text:p text:style-name="P1"/>
      <text:p text:style-name="P10">The first line (1) states that the predictor is predicting the reward made by the choice of the decision <text:span text:style-name="T8">procedure</text:span>. According to the law of function identity in path semantics, it follows that the decision <text:span text:style-name="T8">procedure</text:span> can not imagine itself outputting any other choice than <text:span text:style-name="T8">some </text:span>giv<text:span text:style-name="T8">ing</text:span> the reward predicted by the predictor function.</text:p>
      <text:p text:style-name="P10"/>
      <text:p text:style-name="P10">The second line (2) states that there exists no other choice that gives a higher reward than the <text:span text:style-name="T8">reward of the action decided by the decision function. Technically it allows a non-deterministic `decision` for equivalent rewards, since non-determinism can be thought of a family of rational decision procedures.</text:span></text:p>
      <text:p text:style-name="P10"/>
      <text:p text:style-name="P11"><text:span text:style-name="T9">In path semantics, this means the decision procedure must contract in a certain way. It says that the reward, not the choice, for any rational decision must be predictable. At higher level, this means there exists a classifier function `rational` that determines whether any function `f` is rational by FDT:</text:span></text:p>
      <text:p text:style-name="P11"/>
      <text:p text:style-name="P11"><text:tab/><text:span text:style-name="T10">f : [choice] → nat ∧ [rational] true<text:tab/><text:tab/>`f` is rational </text:span><text:span text:style-name="T6">iff</text:span><text:span text:style-name="T10"> it satisfies (1) and (2)</text:span></text:p>
      <text:p text:style-name="P11"><text:tab/><text:span text:style-name="T10">rational : ([choice] → nat) → bool</text:span></text:p>
      <text:p text:style-name="P5"/>
      <text:p text:style-name="P11">In the special case of Newcomb’s problems, which “<text:span text:style-name="T12">just” </text:span>is a sub-type of <text:span text:style-name="T9">all problems:</text:span></text:p>
      <text:p text:style-name="P5"/>
      <text:p text:style-name="P5"><text:tab/><text:span text:style-name="T1">newcomb</text:span> : [choice] → bool<text:tab/><text:tab/><text:tab/>Newcomb problem constraint</text:p>
      <text:p text:style-name="P1"/>
      <text:p text:style-name="P5"><text:tab/><text:span text:style-name="T1">decision</text:span>{<text:span text:style-name="T1">newcomb</text:span>}<text:span text:style-name="T1">[id → reward] &lt;=&gt; predictor{newcomb}</text:span></text:p>
      <text:p text:style-name="P6"><text:tab/>¬∃ <text:span text:style-name="T3">i : nat { ∀ x : </text:span>∃<text:span text:style-name="T3">reward{∃decision{newcomb}} { reward(i) &gt; x } }</text:span></text:p>
      <text:p text:style-name="P1"/>
      <text:p text:style-name="P12">This does not break the path, but only allow<text:span text:style-name="T11">s</text:span> irrational decisions on non-Newcomb probl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1:04:47.493774000</meta:creation-date>
    <dc:date>2017-10-23T02:33:49.093291000</dc:date>
    <meta:editing-duration>PT2M57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379" meta:character-count="2335" meta:non-whitespace-character-count="1952"/>
  </office:meta>
</office:document-meta>
</file>